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First_20_Page">
      <style:paragraph-properties fo:text-align="center" style:justify-single-word="false" style:page-number="auto" fo:break-before="page"/>
    </style:style>
    <style:style style:name="P4" style:family="paragraph" style:parent-style-name="Header_20_left">
      <style:paragraph-properties>
        <style:tab-stops>
          <style:tab-stop style:position="14cm" style:type="right"/>
        </style:tab-stops>
      </style:paragraph-properties>
    </style:style>
    <style:style style:name="P5" style:family="paragraph" style:parent-style-name="Header_20_left">
      <style:paragraph-properties>
        <style:tab-stops>
          <style:tab-stop style:position="14cm" style:type="right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use-window-font-color="true" style:text-outline="false" style:text-line-through-style="none" style:text-position="0% 100%" style:font-name="Tahoma" fo:font-size="10pt" fo:letter-spacing="normal" fo:language="et" fo:country="E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2">
          <style:column style:rel-width="4676*" fo:start-indent="0cm" fo:end-indent="0.249cm"/>
          <style:column style:rel-width="4961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tracked-changes text:track-changes="false">
        <text:changed-region xml:id="ct118201936" text:id="ct118201936">
          <text:insertion>
            <office:change-info>
              <dc:creator>Luc Saffre</dc:creator>
              <dc:date>2012-10-26T10:4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/></text:p>
      <text:p text:style-name="P1"><text:change-start text:change-id="ct118201936"/><text:span text:style-name="T2">self.main.title</text:span><text:change-end text:change-id="ct118201936"/><text:span text:style-name="T2"><text:line-break/></text:span><text:span text:style-name="T1">Luc Saffre<text:line-break/>Vana-Vigala TTK<text:line-break/>2012-2013</text:span></text:p>
      <text:table-of-content text:style-name="Sect1" text:protected="true" text:name="Table of Contents2">
        <text:table-of-content-source text:outline-level="2">
          <text:index-title-template text:style-name="Contents_20_Heading">Sisukord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2_Head">
            <text:p text:style-name="Contents_20_Heading">Sisukord</text:p>
          </text:index-title>
        </text:index-body>
      </text:table-of-content>
      <text:p text:style-name="P1"><text:span text:style-name="T1"/></text:p>
      <text:p text:style-name="P2">fd<office:annotation><dc:creator>Luc Saffre</dc:creator><dc:date>2011-12-27T07:35:43.82</dc:date><text:p text:style-name="P6"><text:span text:style-name="T3">do text</text:span></text:p><text:p text:style-name="P6"><text:span text:style-name="T3">from html(self.html(),stylesMapping={'h*':-1})</text:span></text:p></office:annotatio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9cm" fo:margin-bottom="0.049cm" style:page-number="auto"/>
      <style:text-properties style:font-name="Arial1" fo:font-size="11pt" fo:language="et" fo:country="E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 style:master-page-name="">
      <style:paragraph-properties fo:keep-together="always" style:page-number="auto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>
        <style:tab-stops>
          <style:tab-stop style:position="14cm" style:type="right"/>
        </style:tab-stops>
      </style:paragraph-properties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3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tracked-changes>
          <text:changed-region xml:id="ct117477880" text:id="ct117477880">
            <text:insertion>
              <office:change-info>
                <dc:creator>Luc Saffre</dc:creator>
                <dc:date>2012-10-26T10:46:00</dc:date>
              </office:change-info>
            </text:insertion>
          </text:changed-region>
        </text:tracked-changes>
        <text:p text:style-name="MP1">lk <text:page-number text:select-page="current">3</text:page-number>/<text:page-count>2</text:page-count><text:tab/><text:change-start text:change-id="ct117477880"/>self.main.title<text:change-end text:change-id="ct117477880"/></text:p>
      </style:header>
      <style:header-left>
        <text:tracked-changes>
          <text:changed-region xml:id="ct115414272" text:id="ct115414272">
            <text:insertion>
              <office:change-info>
                <dc:creator>Luc Saffre</dc:creator>
                <dc:date>2012-10-26T10:45:00</dc:date>
              </office:change-info>
            </text:insertion>
          </text:changed-region>
        </text:tracked-changes>
        <text:p text:style-name="MP1"><text:change-start text:change-id="ct115414272"/>self.main.title<text:change-end text:change-id="ct115414272"/><text:tab/>lk <text:page-number text:select-page="current">2</text:page-number>/<text:page-count>2</text:page-count></text:p>
      </style:head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1-12-27T07:21:01.93</meta:creation-date>
    <dc:date>2012-10-26T10:48:16.25</dc:date>
    <dc:creator>Luc Saffre</dc:creator>
    <meta:editing-duration>PT6H53M17S</meta:editing-duration>
    <meta:editing-cycles>35</meta:editing-cycles>
    <meta:generator>LibreOffice/3.4$Win32 LibreOffice_project/340m1$Build-402</meta:generator>
    <meta:document-statistic meta:table-count="0" meta:image-count="0" meta:object-count="0" meta:page-count="2" meta:paragraph-count="5" meta:word-count="15" meta:character-count="107" meta:non-whitespace-character-count="98"/>
  </office:meta>
</office:document-meta>
</file>